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2.0937in"/>
    </style:style>
    <style:style style:name="co5" style:family="table-column">
      <style:table-column-properties fo:break-before="auto" style:column-width="3.50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2409in"/>
    </style:style>
    <style:style style:name="co8" style:family="table-column">
      <style:table-column-properties fo:break-before="auto" style:column-width="3.3374in"/>
    </style:style>
    <style:style style:name="co9" style:family="table-column">
      <style:table-column-properties fo:break-before="auto" style:column-width="3.3693in"/>
    </style:style>
    <style:style style:name="ro1" style:family="table-row">
      <style:table-row-properties style:row-height="0.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260013"/>
    </style:style>
    <style:style style:name="ta2" style:family="table" style:master-page-name="Default">
      <style:table-properties table:display="true" style:writing-mode="lr-tb" table:tab-color="#ffff00"/>
    </style:style>
    <style:style style:name="ce37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38" style:family="table-cell" style:parent-style-name="Default">
      <style:text-properties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7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16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53" style:family="table-cell" style:parent-style-name="Default">
      <style:table-cell-properties fo:background-color="transparent" fo:border="0.74pt solid #000000"/>
    </style:style>
    <style:style style:name="ce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48" style:family="table-cell" style:parent-style-name="Default">
      <style:table-cell-properties fo:border="0.74pt solid #000000"/>
    </style:style>
    <style:style style:name="ce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4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76" style:family="table-cell" style:parent-style-name="Default">
      <style:table-cell-properties fo:background-color="#000000"/>
    </style:style>
    <style:style style:name="ce4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01 - WMD Onsite" table:style-name="ta1"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1" table:default-cell-style-name="ce38"/>
        <table:table-column table:style-name="co6" table:default-cell-style-name="ce4"/>
        <table:table-column table:style-name="co6" table:number-columns-repeated="1015" table:default-cell-style-name="ce38"/>
        <table:table-row table:style-name="ro1">
          <table:table-cell table:style-name="ce37" table:number-columns-repeated="6"/>
          <table:table-cell table:number-columns-repeated="1016"/>
        </table:table-row>
        <table:table-row table:style-name="ro2">
          <table:table-cell table:style-name="ce37"/>
          <table:table-cell table:style-name="ce39" office:value-type="string" calcext:value-type="string" table:number-columns-spanned="4" table:number-rows-spanned="2">
            <text:p>WMD Onsite at UMT (JS)</text:p>
          </table:table-cell>
          <table:covered-table-cell table:number-columns-repeated="3" table:style-name="ce4"/>
          <table:table-cell table:style-name="ce37"/>
          <table:table-cell table:number-columns-repeated="1016"/>
        </table:table-row>
        <table:table-row table:style-name="ro2">
          <table:table-cell table:style-name="ce37"/>
          <table:covered-table-cell table:number-columns-repeated="4" table:style-name="ce4"/>
          <table:table-cell table:style-name="ce37"/>
          <table:table-cell table:number-columns-repeated="1016"/>
        </table:table-row>
        <table:table-row table:style-name="ro1"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37"/>
          <table:table-cell table:style-name="ce41" office:value-type="string" calcext:value-type="string">
            <text:p>Sr. No.</text:p>
          </table:table-cell>
          <table:table-cell table:style-name="ce41" office:value-type="string" calcext:value-type="string">
            <text:p>Class No</text:p>
          </table:table-cell>
          <table:table-cell table:style-name="ce41" office:value-type="string" calcext:value-type="string">
            <text:p>Topics</text:p>
          </table:table-cell>
          <table:table-cell table:style-name="ce41" office:value-type="string" calcext:value-type="string">
            <text:p>Assignments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44" office:value-type="string" calcext:value-type="string" table:number-columns-spanned="1" table:number-rows-spanned="2">
            <text:p>Class 01 (2022-10-02)</text:p>
          </table:table-cell>
          <table:table-cell table:style-name="ce7" office:value-type="string" calcext:value-type="string">
            <text:p><text:a xlink:href="http://www.pavaverse.co/" xlink:type="simple">Panaverse Offical</text:a></text:p>
          </table:table-cell>
          <table:table-cell table:style-name="ce16" office:value-type="string" calcext:value-type="string">
            <text:p><text:a xlink:href="https://github.com/hassan-ak/wmd-getting-started-exercises-js" xlink:type="simple">Getting Started Exercises with JavaScript and Node.js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7"/>
          <table:table-cell table:style-name="ce7" office:value-type="string" calcext:value-type="string">
            <text:p><text:a xlink:href="https://docs.google.com/presentation/d/12C1s4UBTlR9nZNEkRE6aAuGeRA3s92jx-8nJKo9jdH4/edit?usp=sharing" xlink:type="simple">Panaverse Intro</text:a></text:p>
          </table:table-cell>
          <table:table-cell table:style-name="ce16" office:value-type="string" calcext:value-type="string">
            <text:p><text:a xlink:href="https://docs.google.com/presentation/d/1ky2jl8Cyg37EOzzAqB-Dili2l836mXgcRP0IC5H_L3I/edit?usp=sharing" xlink:type="simple">What is Metaverse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8" office:value-type="float" office:value="2" calcext:value-type="float" table:number-columns-spanned="1" table:number-rows-spanned="5">
            <text:p>2</text:p>
          </table:table-cell>
          <table:table-cell table:style-name="ce8" office:value-type="string" calcext:value-type="string" table:number-columns-spanned="1" table:number-rows-spanned="5">
            <text:p>Class 02 (2022-10-16)</text:p>
          </table:table-cell>
          <table:table-cell table:style-name="ce12" office:value-type="string" calcext:value-type="string" table:number-columns-spanned="1" table:number-rows-spanned="4">
            <text:p><text:a xlink:href="https://docs.google.com/presentation/d/18b2jZ1PIjhgnsrvl7LuuaZcKhzhyx26d9mV9KrtT5TE/edit#slide=id.gcb9a0b074_1_0" xlink:type="simple">Introduction to Javascript</text:a></text:p>
          </table:table-cell>
          <table:table-cell table:style-name="ce53" office:value-type="string" calcext:value-type="string">
            <text:p><text:a xlink:href="https://github.com/hassan-ak/wmd-assignments-and-presentations/blob/main/assignments/web3Handson/01-installMetamaskAndGetSomeTokens/Readme.md" xlink:type="simple">Install Metamask and get some tokens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3" table:style-name="ce7"/>
          <table:table-cell table:style-name="ce53" office:value-type="string" calcext:value-type="string">
            <text:p><text:a xlink:href="https://github.com/hassan-ak/wmd-assignments-and-presentations/blob/main/assignments/web3Handson/02-createYourERC20Token/Readme.md" xlink:type="simple">Create your ERC20 token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7"/>
          <table:covered-table-cell table:style-name="Default"/>
          <table:table-cell table:style-name="ce53" office:value-type="string" calcext:value-type="string">
            <text:p><text:a xlink:href="https://github.com/hassan-ak/wmd-assignments-and-presentations/blob/main/assignments/web3Handson/03-createAnNft/Readme.md" xlink:type="simple">Create an NFT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7"/>
          <table:covered-table-cell table:style-name="ce12"/>
          <table:table-cell table:style-name="ce53" office:value-type="string" calcext:value-type="string">
            <text:p><text:a xlink:href="https://github.com/hassan-ak/wmd-assignments-and-presentations/blob/main/assignments/web3Handson/04-provideLiquidityToExistingPool/Readme.md" xlink:type="simple">Provide liquidity to a existing pool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7"/>
          <table:table-cell table:style-name="ce12" office:value-type="string" calcext:value-type="string" table:number-columns-spanned="1" table:number-rows-spanned="7">
            <text:p><text:a xlink:href="https://docs.google.com/presentation/d/1FSbr9aJwO0-fmZHqWy_eHO2N_jwJLmQCy4cG8rd4ctw/edit?usp=sharing" xlink:type="simple">Web 3.0 User Manual</text:a></text:p>
          </table:table-cell>
          <table:table-cell table:style-name="ce53" office:value-type="string" calcext:value-type="string">
            <text:p><text:a xlink:href="https://github.com/hassan-ak/wmd-assignments-and-presentations/blob/main/assignments/web3Handson/05-createNewPoolAndProvideLiquidity/Readme.md" xlink:type="simple">Create a new pool and provide liquidity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8" office:value-type="float" office:value="3" calcext:value-type="float" table:number-columns-spanned="1" table:number-rows-spanned="4">
            <text:p>3</text:p>
          </table:table-cell>
          <table:table-cell table:style-name="ce8" office:value-type="string" calcext:value-type="string" table:number-columns-spanned="1" table:number-rows-spanned="4">
            <text:p>Class 03 (2022-10-26)</text:p>
          </table:table-cell>
          <table:covered-table-cell table:style-name="ce12"/>
          <table:table-cell table:style-name="ce53" office:value-type="string" calcext:value-type="string">
            <text:p><text:a xlink:href="https://github.com/hassan-ak/wmd-assignments-and-presentations/blob/main/assignments/web3Handson/06-supplyAndBorrowAssetsWithAaveProtocol/Readme.md" xlink:type="simple">Supply and Borrow Assets with Aave Protocol</text:a></text:p>
          </table:table-cell>
          <table:table-cell table:style-name="ce37"/>
          <table:table-cell table:number-columns-repeated="4"/>
          <table:table-cell table:style-name="Default" table:number-columns-repeated="4"/>
          <table:table-cell table:number-columns-repeated="1008"/>
        </table:table-row>
        <table:table-row table:style-name="ro4">
          <table:table-cell table:style-name="ce37"/>
          <table:covered-table-cell table:number-columns-repeated="3" table:style-name="ce7"/>
          <table:table-cell table:style-name="ce53" office:value-type="string" calcext:value-type="string">
            <text:p><text:a xlink:href="https://github.com/hassan-ak/wmd-assignments-and-presentations/blob/main/assignments/web3Handson/07-createDaoAndAddMembers/Readme.md" xlink:type="simple">Create DAO and Add Members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3" table:style-name="ce7"/>
          <table:table-cell table:style-name="ce53" office:value-type="string" calcext:value-type="string">
            <text:p><text:a xlink:href="https://docs.google.com/presentation/d/1QGqBc04fD92BFsEDDhH-qCnuFqfMbh0FkeATsvEEKuw/edit?usp=sharing" xlink:type="simple">Fundraising Presentation for New Web3 Projects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3" table:style-name="ce7"/>
          <table:table-cell table:style-name="ce53" office:value-type="string" calcext:value-type="string">
            <text:p><text:a xlink:href="https://github.com/hassan-ak/wmd-assignments-and-presentations/blob/main/assignments/web3Handson/08-registerYourDomainAtEnsService/Readme.md" xlink:type="simple">Register Your Domain at ENS Service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6" office:value-type="float" office:value="4" calcext:value-type="float" table:number-columns-spanned="1" table:number-rows-spanned="2">
            <text:p>4</text:p>
          </table:table-cell>
          <table:table-cell table:style-name="ce44" office:value-type="string" calcext:value-type="string" table:number-columns-spanned="1" table:number-rows-spanned="2">
            <text:p>Class 04 (2022-10-30)</text:p>
          </table:table-cell>
          <table:covered-table-cell table:style-name="ce12"/>
          <table:table-cell table:style-name="ce54" table:number-columns-spanned="1" table:number-rows-spanned="2"/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3" table:style-name="ce7"/>
          <table:covered-table-cell table:style-name="ce16"/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42" office:value-type="float" office:value="5" calcext:value-type="float" table:number-columns-spanned="1" table:number-rows-spanned="3">
            <text:p>5</text:p>
          </table:table-cell>
          <table:table-cell table:style-name="ce42" office:value-type="string" calcext:value-type="string" table:number-columns-spanned="1" table:number-rows-spanned="3">
            <text:p>Class 05 (2022-11-06)</text:p>
          </table:table-cell>
          <table:table-cell table:style-name="ce12" office:value-type="string" calcext:value-type="string" table:number-columns-spanned="1" table:number-rows-spanned="3">
            <text:p><text:a xlink:href="https://youtu.be/8aGhZQkoFbQ" xlink:type="simple">What the heck is the event loop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javaScript/16-usePromptSync" xlink:type="simple">Use prompt-sync 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7"/>
          <table:covered-table-cell table:style-name="ce13"/>
          <table:table-cell table:style-name="ce48" office:value-type="string" calcext:value-type="string">
            <text:p><text:a xlink:href="https://github.com/hassan-ak/wmd-assignments-and-presentations/tree/main/assignments/javaScript/17-classObject" xlink:type="simple">Create a class object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7"/>
          <table:covered-table-cell table:style-name="ce13"/>
          <table:table-cell table:style-name="ce48" office:value-type="string" calcext:value-type="string">
            <text:p><text:a xlink:href="https://github.com/hassan-ak/wmd-assignments-and-presentations/tree/main/assignments/javaScript/18-numberToWordConverter" xlink:type="simple">Number to word converter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Class 06 (2022-11-12)</text:p>
          </table:table-cell>
          <table:table-cell table:style-name="ce14" office:value-type="string" calcext:value-type="string" table:number-columns-spanned="1" table:number-rows-spanned="2">
            <text:p>JS Revision</text:p>
          </table:table-cell>
          <table:table-cell table:style-name="ce57" table:number-columns-spanned="1" table:number-rows-spanned="2"/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Class 07 (2022-11-13)</text:p>
          </table:table-cell>
          <table:covered-table-cell table:number-columns-repeated="2" table:style-name="ce13"/>
          <table:table-cell table:style-name="ce37"/>
          <table:table-cell table:number-columns-repeated="1016"/>
        </table:table-row>
        <table:table-row table:style-name="ro1">
          <table:table-cell table:style-name="ce37" table:number-columns-repeated="6"/>
          <table:table-cell table:number-columns-repeated="1016"/>
        </table:table-row>
        <table:table-row table:style-name="ro4">
          <table:table-cell table:style-name="ce37"/>
          <table:table-cell table:style-name="ce39" office:value-type="string" calcext:value-type="string" table:number-columns-spanned="4" table:number-rows-spanned="2">
            <text:p>WMD Onsite at UMT (TS)</text:p>
          </table:table-cell>
          <table:covered-table-cell table:number-columns-repeated="3" table:style-name="ce4"/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4" table:style-name="ce4"/>
          <table:table-cell table:style-name="ce37"/>
          <table:table-cell table:number-columns-repeated="1016"/>
        </table:table-row>
        <table:table-row table:style-name="ro1"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37"/>
          <table:table-cell table:style-name="ce41" office:value-type="string" calcext:value-type="string">
            <text:p>Sr. No.</text:p>
          </table:table-cell>
          <table:table-cell table:style-name="ce41" office:value-type="string" calcext:value-type="string">
            <text:p>Class No</text:p>
          </table:table-cell>
          <table:table-cell table:style-name="ce41" office:value-type="string" calcext:value-type="string">
            <text:p>Topics</text:p>
          </table:table-cell>
          <table:table-cell table:style-name="ce41" office:value-type="string" calcext:value-type="string">
            <text:p>Assignments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Class 08 (2022-11-20)</text:p>
          </table:table-cell>
          <table:table-cell table:style-name="ce15" office:value-type="string" calcext:value-type="string" table:number-columns-spanned="1" table:number-rows-spanned="2">
            <text:p><text:a xlink:href="https://github.com/panaverse/learn-typescript" xlink:type="simple">Learn Typescript (Step 00 - 03)</text:a></text:p>
          </table:table-cell>
          <table:table-cell table:style-name="ce14" office:value-type="string" calcext:value-type="string" table:number-columns-spanned="1" table:number-rows-spanned="3">
            <text:p><text:a xlink:href="https://github.com/hassan-ak/wmd-ts-calculator" xlink:type="simple">CLI Calculator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Class 09 (2022-11-26)</text:p>
          </table:table-cell>
          <table:covered-table-cell table:number-columns-repeated="2"/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Class 10 (2022-11-27)</text:p>
          </table:table-cell>
          <table:table-cell table:style-name="ce15" office:value-type="string" calcext:value-type="string">
            <text:p><text:a xlink:href="https://github.com/panaverse/learn-typescript" xlink:type="simple">Learn Typescript (Step 04 - 08)</text:a></text:p>
          </table:table-cell>
          <table:covered-table-cell/>
          <table:table-cell table:style-name="ce37"/>
          <table:table-cell table:number-columns-repeated="1016"/>
        </table:table-row>
        <table:table-row table:style-name="ro4" table:number-rows-repeated="1048544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02 - JS for beginners by Daniyal Nagori" table:style-name="ta1"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7" table:default-cell-style-name="ce38"/>
        <table:table-column table:style-name="co5" table:default-cell-style-name="ce38"/>
        <table:table-column table:style-name="co1" table:default-cell-style-name="ce38"/>
        <table:table-column table:style-name="co6" table:number-columns-repeated="1018" table:default-cell-style-name="ce38"/>
        <table:table-row table:style-name="ro1">
          <table:table-cell table:style-name="ce37" table:number-columns-repeated="6"/>
          <table:table-cell table:style-name="ce4" table:number-columns-repeated="1018"/>
        </table:table-row>
        <table:table-row table:style-name="ro2">
          <table:table-cell table:style-name="ce37"/>
          <table:table-cell table:style-name="ce39" office:value-type="string" calcext:value-type="string" table:number-columns-spanned="4" table:number-rows-spanned="2">
            <text:p>Programming for Absolute Beginners By Daniyal Nagori (JS)</text:p>
          </table:table-cell>
          <table:covered-table-cell table:number-columns-repeated="3" table:style-name="ce4"/>
          <table:table-cell table:style-name="ce37"/>
          <table:table-cell table:style-name="ce4" table:number-columns-repeated="1018"/>
        </table:table-row>
        <table:table-row table:style-name="ro2">
          <table:table-cell table:style-name="ce37"/>
          <table:covered-table-cell table:number-columns-repeated="4" table:style-name="ce4"/>
          <table:table-cell table:style-name="ce37"/>
          <table:table-cell table:style-name="ce4"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3">
          <table:table-cell table:style-name="ce37"/>
          <table:table-cell table:style-name="ce41" office:value-type="string" calcext:value-type="string">
            <text:p>Sr. No.</text:p>
          </table:table-cell>
          <table:table-cell table:style-name="ce41" office:value-type="string" calcext:value-type="string">
            <text:p>Class No</text:p>
          </table:table-cell>
          <table:table-cell table:style-name="ce41" office:value-type="string" calcext:value-type="string">
            <text:p>Topics</text:p>
          </table:table-cell>
          <table:table-cell table:style-name="ce41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Class 01 (2022-10-06)</text:p>
          </table:table-cell>
          <table:table-cell table:style-name="ce7" office:value-type="string" calcext:value-type="string">
            <text:p>Introduction</text:p>
          </table:table-cell>
          <table:table-cell table:style-name="ce13" office:value-type="string" calcext:value-type="string">
            <text:p><text:a xlink:href="https://github.com/hassan-ak/wmd-assignments-and-presentations/tree/main/assignments/javaScript/01-responsiveWebPage" xlink:type="simple">Responsive web pag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2" calcext:value-type="float" table:number-columns-spanned="1" table:number-rows-spanned="2">
            <text:p>2</text:p>
          </table:table-cell>
          <table:table-cell table:style-name="ce8" office:value-type="string" calcext:value-type="string" table:number-columns-spanned="1" table:number-rows-spanned="2">
            <text:p>Class 01 (2022-10-10)</text:p>
          </table:table-cell>
          <table:table-cell table:style-name="ce12" office:value-type="string" calcext:value-type="string" table:number-columns-spanned="1" table:number-rows-spanned="6">
            <text:p><text:a xlink:href="https://docs.google.com/presentation/d/1kYB6BA-0BhrcsZMuQbiBk1t3KrdIU1Qd_tYMQ2RprqE/edit#slide=id.p" xlink:type="simple">JavaScript For Absolute Beginners</text:a></text:p>
          </table:table-cell>
          <table:table-cell table:style-name="ce8" table:number-columns-spanned="1" table:number-rows-spanned="9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6"/>
          <table:covered-table-cell table:style-name="ce8"/>
          <table:covered-table-cell table:style-name="ce12"/>
          <table:covered-table-cell table:style-name="ce13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Class 03 (2022-10-17)</text:p>
          </table:table-cell>
          <table:covered-table-cell table:style-name="ce7"/>
          <table:covered-table-cell table:style-name="ce13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Class 04 (2022-10-24)</text:p>
          </table:table-cell>
          <table:covered-table-cell table:style-name="ce7"/>
          <table:covered-table-cell table:style-name="ce13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Class 05 (2022-10-31)</text:p>
          </table:table-cell>
          <table:covered-table-cell table:style-name="ce7"/>
          <table:covered-table-cell table:style-name="ce13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8" office:value-type="float" office:value="6" calcext:value-type="float" table:number-columns-spanned="1" table:number-rows-spanned="3">
            <text:p>6</text:p>
          </table:table-cell>
          <table:table-cell table:style-name="ce8" office:value-type="string" calcext:value-type="string" table:number-columns-spanned="1" table:number-rows-spanned="3">
            <text:p>Class 06 (2022-11-07)</text:p>
          </table:table-cell>
          <table:covered-table-cell table:style-name="ce7"/>
          <table:covered-table-cell table:style-name="ce8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7"/>
          <table:table-cell table:style-name="ce7" office:value-type="string" calcext:value-type="string">
            <text:p><text:a xlink:href="https://drive.google.com/file/d/1ymdHpwzWIICZHO0pheRsxp2cXONwJmyU/view" xlink:type="simple">Concerancy Notes</text:a></text:p>
          </table:table-cell>
          <table:covered-table-cell table:style-name="ce7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7"/>
          <table:table-cell table:style-name="ce7" office:value-type="string" calcext:value-type="string">
            <text:p><text:a xlink:href="https://wesbos.com/javascript/12-advanced-flow-control/66-the-event-loop-and-callback-hell" xlink:type="simple">The Event Loop and Callback Hell</text:a></text:p>
          </table:table-cell>
          <table:covered-table-cell table:style-name="ce7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45" office:value-type="float" office:value="7" calcext:value-type="float">
            <text:p>7</text:p>
          </table:table-cell>
          <table:table-cell table:style-name="ce8" office:value-type="string" calcext:value-type="string">
            <text:p>Class 07 (2022-11-14)</text:p>
          </table:table-cell>
          <table:table-cell table:style-name="ce7" office:value-type="string" calcext:value-type="string">
            <text:p><text:a xlink:href="https://www.codingame.com/playgrounds/347/javascript-promises-mastering-the-asynchronous/what-is-asynchronous-in-javascript" xlink:type="simple">JavaScript promises, mastering the asynchronous</text:a></text:p>
          </table:table-cell>
          <table:covered-table-cell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45" office:value-type="float" office:value="8" calcext:value-type="float">
            <text:p>8</text:p>
          </table:table-cell>
          <table:table-cell table:style-name="ce8" office:value-type="string" calcext:value-type="string">
            <text:p>Class 08 (2022-11-21)</text:p>
          </table:table-cell>
          <table:table-cell table:style-name="ce7" office:value-type="string" calcext:value-type="string">
            <text:p><text:a xlink:href="https://dev.to/codewithtee/15-array-methods-in-javascript-1p1m" xlink:type="simple">15+ Array Methods in Javascript</text:a></text:p>
          </table:table-cell>
          <table:table-cell office:value-type="string" calcext:value-type="string">
            <text:p><text:a xlink:href="https://github.com/hassan-ak/wmd-assignments-and-presentations/tree/main/assignments/javaScript/25-checkForPalindrome" xlink:type="simple">Check for Palindrome</text:a>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4" table:number-rows-repeated="3">
          <table:table-cell table:number-columns-repeated="1020"/>
          <table:table-cell table:style-name="Default" table:number-columns-repeated="4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3 -  Project based Programming by Hira Khan and Adil Altaf" table:style-name="ta1"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8" table:default-cell-style-name="ce38"/>
        <table:table-column table:style-name="co5" table:default-cell-style-name="ce38"/>
        <table:table-column table:style-name="co1" table:default-cell-style-name="ce38"/>
        <table:table-column table:style-name="co6" table:number-columns-repeated="1018" table:default-cell-style-name="ce38"/>
        <table:table-row table:style-name="ro1">
          <table:table-cell table:style-name="ce37" table:number-columns-repeated="6"/>
          <table:table-cell table:style-name="ce4" table:number-columns-repeated="1018"/>
        </table:table-row>
        <table:table-row table:style-name="ro2">
          <table:table-cell table:style-name="ce37"/>
          <table:table-cell table:style-name="ce39" office:value-type="string" calcext:value-type="string" table:number-columns-spanned="4" table:number-rows-spanned="2">
            <text:p>Project-Based Programming By Hira Khan and Adil Altaf JS</text:p>
          </table:table-cell>
          <table:covered-table-cell table:number-columns-repeated="3" table:style-name="ce4"/>
          <table:table-cell table:style-name="ce37"/>
          <table:table-cell table:style-name="ce4" table:number-columns-repeated="1018"/>
        </table:table-row>
        <table:table-row table:style-name="ro2">
          <table:table-cell table:style-name="ce37"/>
          <table:covered-table-cell table:number-columns-repeated="4" table:style-name="ce4"/>
          <table:table-cell table:style-name="ce37"/>
          <table:table-cell table:style-name="ce4"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3">
          <table:table-cell table:style-name="ce37"/>
          <table:table-cell table:style-name="ce41" office:value-type="string" calcext:value-type="string">
            <text:p>Sr. No.</text:p>
          </table:table-cell>
          <table:table-cell table:style-name="ce41" office:value-type="string" calcext:value-type="string">
            <text:p>Class No</text:p>
          </table:table-cell>
          <table:table-cell table:style-name="ce41" office:value-type="string" calcext:value-type="string">
            <text:p>Topics</text:p>
          </table:table-cell>
          <table:table-cell table:style-name="ce41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1" table:number-rows-spanned="2">
            <text:p>Class 01 (2022-10-08)</text:p>
          </table:table-cell>
          <table:table-cell table:style-name="ce74" office:value-type="string" calcext:value-type="string">
            <text:p>Introduction</text:p>
          </table:table-cell>
          <table:table-cell table:style-name="ce53" office:value-type="string" calcext:value-type="string">
            <text:p><text:a xlink:href="https://github.com/hassan-ak/wmd-assignments-and-presentations/tree/main/assignments/javaScript/02-milesToKilometersConverter" xlink:type="simple">Miles-to-kilometers converter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6"/>
          <table:table-cell table:style-name="ce74" office:value-type="string" calcext:value-type="string">
            <text:p><text:a xlink:href="https://www.amazon.com/JavaScript-Beginner-Professional-building-interactive/dp/1800562527/ref=sr_1_4" xlink:type="simple">JavaScript from Beginner to Professional (1 – 2)</text:a></text:p>
          </table:table-cell>
          <table:table-cell table:style-name="ce53" office:value-type="string" calcext:value-type="string">
            <text:p><text:a xlink:href="https://github.com/hassan-ak/wmd-assignments-and-presentations/tree/main/assignments/javaScript/03-bMICalculator" xlink:type="simple">BMI Calculator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2" calcext:value-type="float" table:number-columns-spanned="1" table:number-rows-spanned="4">
            <text:p>2</text:p>
          </table:table-cell>
          <table:table-cell table:style-name="ce21" office:value-type="string" calcext:value-type="string" table:number-columns-spanned="1" table:number-rows-spanned="4">
            <text:p>Class 02 (2022-10-15)</text:p>
          </table:table-cell>
          <table:table-cell table:style-name="ce12" office:value-type="string" calcext:value-type="string" table:number-columns-spanned="1" table:number-rows-spanned="2">
            <text:p><text:a xlink:href="https://www.amazon.com/JavaScript-Beginner-Professional-building-interactive/dp/1800562527/ref=sr_1_4" xlink:type="simple">JavaScript from Beginner to Professional (3 – 4)</text:a></text:p>
          </table:table-cell>
          <table:table-cell table:style-name="ce53" office:value-type="string" calcext:value-type="string">
            <text:p><text:a xlink:href="https://github.com/hassan-ak/wmd-assignments-and-presentations/tree/main/assignments/javaScript/04-manipulatingArray" xlink:type="simple">Manipulating an array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7"/>
          <table:covered-table-cell table:style-name="ce45"/>
          <table:covered-table-cell table:style-name="ce74"/>
          <table:table-cell table:style-name="ce53" office:value-type="string" calcext:value-type="string">
            <text:p><text:a xlink:href="https://github.com/hassan-ak/wmd-assignments-and-presentations/tree/main/assignments/javaScript/05-companyProductCtalog" xlink:type="simple">Company product catalog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7"/>
          <table:covered-table-cell table:style-name="ce45"/>
          <table:table-cell table:style-name="ce12" office:value-type="string" calcext:value-type="string" table:number-columns-spanned="1" table:number-rows-spanned="2">
            <text:p><text:a xlink:href="https://docs.google.com/presentation/d/1eOLJTN0FyVAw6lMUvA_XYLORKnudWXyzXsB6sg5oPIs/edit?usp=sharing" xlink:type="simple">Node.js Intro</text:a></text:p>
          </table:table-cell>
          <table:table-cell table:style-name="ce53" office:value-type="string" calcext:value-type="string">
            <text:p><text:a xlink:href="https://github.com/hassan-ak/wmd-assignments-and-presentations/tree/main/assignments/javaScript/06-evaluatingNumberGame" xlink:type="simple">Evaluating a number gam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7"/>
          <table:covered-table-cell table:style-name="ce45"/>
          <table:covered-table-cell table:style-name="ce74"/>
          <table:table-cell table:style-name="ce53" office:value-type="string" calcext:value-type="string">
            <text:p><text:a xlink:href="https://github.com/hassan-ak/wmd-assignments-and-presentations/tree/main/assignments/javaScript/07-friendCheckerGame" xlink:type="simple">Friend checker gam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Class 03 (2022-10-22)</text:p>
          </table:table-cell>
          <table:table-cell table:style-name="ce74" office:value-type="string" calcext:value-type="string">
            <text:p><text:a xlink:href="https://www.amazon.com/JavaScript-Beginner-Professional-building-interactive/dp/1800562527/ref=sr_1_4" xlink:type="simple">JavaScript from Beginner to Professional (1 – 4)</text:a></text:p>
          </table:table-cell>
          <table:table-cell table:style-name="ce53" office:value-type="string" calcext:value-type="string">
            <text:p><text:a xlink:href="https://github.com/hassan-ak/wmd-assignments-and-presentations/tree/main/assignments/javaScript/08-rockPaperScissorsGame" xlink:type="simple">Rock Paper Scissors gam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8" office:value-type="float" office:value="4" calcext:value-type="float" table:number-columns-spanned="1" table:number-rows-spanned="3">
            <text:p>4</text:p>
          </table:table-cell>
          <table:table-cell table:style-name="ce6" office:value-type="string" calcext:value-type="string" table:number-columns-spanned="1" table:number-rows-spanned="3">
            <text:p>Class 04 (2022-10-29)</text:p>
          </table:table-cell>
          <table:table-cell table:style-name="ce12" office:value-type="string" calcext:value-type="string" table:number-columns-spanned="1" table:number-rows-spanned="3">
            <text:p><text:a xlink:href="https://www.amazon.com/JavaScript-Beginner-Professional-building-interactive/dp/1800562527/ref=sr_1_4" xlink:type="simple">JavaScript from Beginner to Professional (5)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javaScript/09-gridUsingForLoop" xlink:type="simple">Grid using for loop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7"/>
          <table:covered-table-cell table:style-name="ce45"/>
          <table:covered-table-cell table:style-name="ce74"/>
          <table:table-cell table:style-name="ce7" office:value-type="string" calcext:value-type="string">
            <text:p><text:a xlink:href="https://github.com/hassan-ak/wmd-assignments-and-presentations/tree/main/assignments/javaScript/10-loopingOverObjects" xlink:type="simple">Looping over object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7"/>
          <table:covered-table-cell table:style-name="ce45"/>
          <table:covered-table-cell table:style-name="ce74"/>
          <table:table-cell table:style-name="ce7" office:value-type="string" calcext:value-type="string">
            <text:p><text:a xlink:href="https://github.com/hassan-ak/wmd-assignments-and-presentations/tree/main/assignments/javaScript/11-mathMultiplicationTable" xlink:type="simple">Math multiplication tabl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8" office:value-type="float" office:value="5" calcext:value-type="float" table:number-columns-spanned="1" table:number-rows-spanned="4">
            <text:p>5</text:p>
          </table:table-cell>
          <table:table-cell table:style-name="ce6" office:value-type="string" calcext:value-type="string" table:number-columns-spanned="1" table:number-rows-spanned="4">
            <text:p>Class 05 (2022-11-05)</text:p>
          </table:table-cell>
          <table:table-cell table:style-name="ce12" office:value-type="string" calcext:value-type="string" table:number-columns-spanned="1" table:number-rows-spanned="4">
            <text:p><text:a xlink:href="https://www.amazon.com/JavaScript-Beginner-Professional-building-interactive/dp/1800562527/ref=sr_1_4" xlink:type="simple">JavaScript from Beginner to Professional (6 and 13)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javaScript/12-findFactorial" xlink:type="simple">Find factorial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7"/>
          <table:covered-table-cell table:style-name="ce45"/>
          <table:covered-table-cell table:style-name="ce74"/>
          <table:table-cell table:style-name="ce7" office:value-type="string" calcext:value-type="string">
            <text:p><text:a xlink:href="https://github.com/hassan-ak/wmd-assignments-and-presentations/tree/main/assignments/javaScript/13-setTimeoutOrder" xlink:type="simple">Set timeout order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7"/>
          <table:covered-table-cell table:style-name="ce69"/>
          <table:covered-table-cell table:style-name="ce74"/>
          <table:table-cell table:style-name="ce13" office:value-type="string" calcext:value-type="string">
            <text:p><text:a xlink:href="https://github.com/hassan-ak/wmd-assignments-and-presentations/tree/main/assignments/javaScript/14-usingCallbackFunctions" xlink:type="simple">Using CallBack Functions</text:a></text:p>
          </table:table-cell>
          <table:table-cell table:style-name="ce76"/>
          <table:table-cell table:number-columns-repeated="1018"/>
        </table:table-row>
        <table:table-row table:style-name="ro4">
          <table:table-cell table:style-name="ce37"/>
          <table:covered-table-cell table:style-name="ce7"/>
          <table:covered-table-cell table:style-name="ce69"/>
          <table:covered-table-cell table:style-name="ce75"/>
          <table:table-cell table:style-name="ce13" office:value-type="string" calcext:value-type="string">
            <text:p><text:a xlink:href="https://github.com/hassan-ak/wmd-assignments-and-presentations/tree/main/assignments/javaScript/15-counterUsingPromise" xlink:type="simple">Counter using Promise</text:a></text:p>
          </table:table-cell>
          <table:table-cell table:style-name="ce76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6" calcext:value-type="float" table:number-columns-spanned="1" table:number-rows-spanned="6">
            <text:p>6</text:p>
          </table:table-cell>
          <table:table-cell table:style-name="ce21" office:value-type="string" calcext:value-type="string" table:number-columns-spanned="1" table:number-rows-spanned="6">
            <text:p>Class 06 (2022-11-12)</text:p>
          </table:table-cell>
          <table:table-cell table:style-name="ce12" office:value-type="string" calcext:value-type="string" table:number-columns-spanned="1" table:number-rows-spanned="6">
            <text:p><text:a xlink:href="https://www.amazon.com/JavaScript-Beginner-Professional-building-interactive/dp/1800562527/ref=sr_1_4" xlink:type="simple">JavaScript from Beginner to Professional (13)</text:a></text:p>
          </table:table-cell>
          <table:table-cell table:style-name="ce13" office:value-type="string" calcext:value-type="string">
            <text:p><text:a xlink:href="https://github.com/hassan-ak/wmd-assignments-and-presentations/tree/main/assignments/javaScript/19-counterUsingAsyncAwait" xlink:type="simple">Counter using Async Await</text:a></text:p>
          </table:table-cell>
          <table:table-cell table:style-name="ce76"/>
          <table:table-cell table:number-columns-repeated="1018"/>
        </table:table-row>
        <table:table-row table:style-name="ro4">
          <table:table-cell table:style-name="ce37"/>
          <table:covered-table-cell table:style-name="ce7"/>
          <table:covered-table-cell table:style-name="ce69"/>
          <table:covered-table-cell table:style-name="ce74"/>
          <table:table-cell table:style-name="ce13" office:value-type="string" calcext:value-type="string">
            <text:p><text:a xlink:href="https://github.com/hassan-ak/wmd-assignments-and-presentations/tree/main/assignments/javaScript/20-passwordChecker" xlink:type="simple">Password checker</text:a></text:p>
          </table:table-cell>
          <table:table-cell table:style-name="ce76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37"/>
          <table:covered-table-cell table:style-name="ce7"/>
          <table:covered-table-cell table:style-name="ce45"/>
          <table:covered-table-cell table:style-name="ce74"/>
          <table:table-cell table:style-name="ce13" office:value-type="string" calcext:value-type="string">
            <text:p><text:a xlink:href="https://github.com/hassan-ak/wmd-assignments-and-presentations/tree/main/assignments/javaScript/21-breakFastExampleUsingFunctions" xlink:type="simple">BreakFast example using functions</text:a></text:p>
          </table:table-cell>
          <table:table-cell table:style-name="ce76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37"/>
          <table:covered-table-cell table:style-name="ce7"/>
          <table:covered-table-cell table:style-name="ce45"/>
          <table:covered-table-cell table:style-name="ce75"/>
          <table:table-cell table:style-name="ce13" office:value-type="string" calcext:value-type="string">
            <text:p><text:a xlink:href="https://github.com/hassan-ak/wmd-assignments-and-presentations/tree/main/assignments/javaScript/22-breakFastExampleUsingCallback" xlink:type="simple">BreakFast example using callback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7"/>
          <table:covered-table-cell table:style-name="ce45"/>
          <table:covered-table-cell table:style-name="ce75"/>
          <table:table-cell table:style-name="ce13" office:value-type="string" calcext:value-type="string">
            <text:p><text:a xlink:href="https://github.com/hassan-ak/wmd-assignments-and-presentations/tree/main/assignments/javaScript/23-breakFastExampleUsingPromise" xlink:type="simple">BreakFast example using promis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7"/>
          <table:covered-table-cell table:style-name="ce45"/>
          <table:covered-table-cell table:style-name="ce74"/>
          <table:table-cell table:style-name="ce13" office:value-type="string" calcext:value-type="string">
            <text:p><text:a xlink:href="https://github.com/hassan-ak/wmd-assignments-and-presentations/tree/main/assignments/javaScript/24-breakFastExampleUsingAsyncAwait" xlink:type="simple">BreakFast example using Async Await</text:a>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2">
          <table:table-cell table:style-name="ce37"/>
          <table:table-cell table:style-name="ce39" office:value-type="string" calcext:value-type="string" table:number-columns-spanned="4" table:number-rows-spanned="2">
            <text:p>Project-Based Programming By Hira Khan and Adil Altaf JS</text:p>
          </table:table-cell>
          <table:covered-table-cell table:number-columns-repeated="3" table:style-name="ce4"/>
          <table:table-cell table:style-name="ce37"/>
          <table:table-cell table:style-name="ce4" table:number-columns-repeated="1018"/>
        </table:table-row>
        <table:table-row table:style-name="ro2">
          <table:table-cell table:style-name="ce37"/>
          <table:covered-table-cell table:number-columns-repeated="4" table:style-name="ce4"/>
          <table:table-cell table:style-name="ce37"/>
          <table:table-cell table:style-name="ce4"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3">
          <table:table-cell table:style-name="ce37"/>
          <table:table-cell table:style-name="ce41" office:value-type="string" calcext:value-type="string">
            <text:p>Sr. No.</text:p>
          </table:table-cell>
          <table:table-cell table:style-name="ce41" office:value-type="string" calcext:value-type="string">
            <text:p>Class No</text:p>
          </table:table-cell>
          <table:table-cell table:style-name="ce41" office:value-type="string" calcext:value-type="string">
            <text:p>Topics</text:p>
          </table:table-cell>
          <table:table-cell table:style-name="ce41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7" calcext:value-type="float" table:number-columns-spanned="1" table:number-rows-spanned="2">
            <text:p>7</text:p>
          </table:table-cell>
          <table:table-cell table:style-name="ce6" office:value-type="string" calcext:value-type="string" table:number-columns-spanned="1" table:number-rows-spanned="2">
            <text:p>Class 07 (2022-11-19)</text:p>
          </table:table-cell>
          <table:table-cell table:style-name="ce12" office:value-type="string" calcext:value-type="string" table:number-columns-spanned="1" table:number-rows-spanned="2">
            <text:p><text:a xlink:href="https://docs.google.com/presentation/d/1d8PegahLtjalben8P8zYTX8xaJQD_UWPyCSG-m9IlGo/edit#slide=id.gc6f919934_0_0" xlink:type="simple">Moving from JavaScript to TypeScript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typeScript/01-prototypes-to-classes" xlink:type="simple">Prototypes to Classe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02-callbacks-to-async-await" xlink:type="simple">Callbacks to Async Await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4"/>
          <table:table-cell office:value-type="string" calcext:value-type="string">
            <text:p><text:a xlink:href="https://github.com/hassan-ak/wmd-assignments-and-presentations/tree/main/assignments/typeScript/03-clowning-around" xlink:type="simple">Clowning Around</text:a>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a xlink:href="https://github.com/hassan-ak/wmd-assignments-and-presentations/tree/main/assignments/typeScript/04-clown-availability" xlink:type="simple">Clown Availability</text:a></text:p>
          </table:table-cell>
          <table:table-cell table:number-columns-repeated="1019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4 -  Learn how to Create Serverless Scalable APIs" table:style-name="ta2"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9" table:default-cell-style-name="ce38"/>
        <table:table-column table:style-name="co5" table:default-cell-style-name="ce38"/>
        <table:table-column table:style-name="co1" table:default-cell-style-name="ce38"/>
        <table:table-column table:style-name="co6" table:number-columns-repeated="1018" table:default-cell-style-name="ce38"/>
        <table:table-row table:style-name="ro1">
          <table:table-cell table:style-name="ce37" table:number-columns-repeated="6"/>
          <table:table-cell table:number-columns-repeated="1018"/>
        </table:table-row>
        <table:table-row table:style-name="ro3">
          <table:table-cell table:style-name="ce37"/>
          <table:table-cell table:style-name="ce41" office:value-type="string" calcext:value-type="string">
            <text:p>Sr. No.</text:p>
          </table:table-cell>
          <table:table-cell table:style-name="ce41" office:value-type="string" calcext:value-type="string">
            <text:p>Class No</text:p>
          </table:table-cell>
          <table:table-cell table:style-name="ce41" office:value-type="string" calcext:value-type="string">
            <text:p>Topics</text:p>
          </table:table-cell>
          <table:table-cell table:style-name="ce41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8" office:value-type="string" calcext:value-type="string" table:number-columns-spanned="1" table:number-rows-spanned="4">
            <text:p>Class 01 (2022-11-03)</text:p>
          </table:table-cell>
          <table:table-cell table:style-name="ce7" office:value-type="string" calcext:value-type="string">
            <text:p><text:a xlink:href="https://docs.google.com/presentation/d/1O9Ksx_FvwQ21swpYToxJ_GNn0OH74h3CHwvlHZ9Hc5c/edit?usp=sharing" xlink:type="simple">Serverless API Development</text:a></text:p>
          </table:table-cell>
          <table:table-cell table:style-name="ce27" table:number-columns-spanned="1" table:number-rows-spanned="8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6"/>
          <table:covered-table-cell table:style-name="ce8"/>
          <table:table-cell table:style-name="ce74" office:value-type="string" calcext:value-type="string">
            <text:p>Create a simple lambda function using AWS console</text:p>
          </table:table-cell>
          <table:covered-table-cell table:style-name="ce53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6"/>
          <table:covered-table-cell table:style-name="ce57"/>
          <table:table-cell table:style-name="ce74" office:value-type="string" calcext:value-type="string">
            <text:p>Create a simple API using AWS console</text:p>
          </table:table-cell>
          <table:covered-table-cell table:style-name="ce53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7"/>
          <table:table-cell table:style-name="ce74" office:value-type="string" calcext:value-type="string">
            <text:p>Create a basic cdk app</text:p>
          </table:table-cell>
          <table:covered-table-cell table:style-name="ce53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8" office:value-type="string" calcext:value-type="string" table:number-columns-spanned="1" table:number-rows-spanned="2">
            <text:p>Class 02 (2022-11-10)</text:p>
          </table:table-cell>
          <table:table-cell table:style-name="ce47" office:value-type="string" calcext:value-type="string">
            <text:p><text:a xlink:href="https://github.com/warishasan/Serverless-APIs" xlink:type="simple">Rest API using API Gateway</text:a></text:p>
          </table:table-cell>
          <table:covered-table-cell table:style-name="ce27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7"/>
          <table:table-cell table:style-name="ce74" office:value-type="string" calcext:value-type="string">
            <text:p>Introduction of Postman</text:p>
          </table:table-cell>
          <table:covered-table-cell table:style-name="ce53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3" calcext:value-type="float" table:number-columns-spanned="1" table:number-rows-spanned="2">
            <text:p>3</text:p>
          </table:table-cell>
          <table:table-cell table:style-name="ce8" office:value-type="string" calcext:value-type="string" table:number-columns-spanned="1" table:number-rows-spanned="2">
            <text:p>Class 03 (2022-11-17)</text:p>
          </table:table-cell>
          <table:table-cell table:style-name="ce7" office:value-type="string" calcext:value-type="string">
            <text:p><text:span text:style-name="T1"><text:a xlink:href="https://github.com/warishasan/Serverless-APIs/tree/main/step1%20HelloWorld%20Apis/appsync" xlink:type="simple">GraphQL API using AppSync</text:a></text:span></text:p>
          </table:table-cell>
          <table:covered-table-cell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7"/>
          <table:table-cell table:style-name="ce7" office:value-type="string" calcext:value-type="string">
            <text:p><text:a xlink:href="https://graphql.org/learn/schema/" xlink:type="simple">Schemas and Types</text:a></text:p>
          </table:table-cell>
          <table:covered-table-cell/>
          <table:table-cell table:style-name="ce37"/>
          <table:table-cell table:number-columns-repeated="1018"/>
        </table:table-row>
        <table:table-row table:style-name="ro4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4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4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4" table:number-rows-repeated="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/00/0000</text:date>, <text:time style:data-style-name="N2" text:time-value="08:21:44.61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1T08:29:57.267000000</dc:date>
    <meta:editing-duration>PT9H12M6S</meta:editing-duration>
    <meta:editing-cycles>229</meta:editing-cycles>
    <meta:generator>LibreOffice/7.3.3.2$Windows_X86_64 LibreOffice_project/d1d0ea68f081ee2800a922cac8f79445e4603348</meta:generator>
    <meta:document-statistic meta:table-count="4" meta:cell-count="157" meta:object-count="0"/>
  </office:meta>
</office:document-meta>
</file>